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style:text-position="super 58%"/>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text:p>
      <text:p text:style-name="Standard"><text:span text:style-name="T1"/></text:p>
      <text:p text:style-name="Standard"><text:span text:style-name="T1">Thursday <text:s/>7th</text:span> November 2013</text:p>
      <text:p text:style-name="Standard">3-4pm</text:p>
      <text:p text:style-name="Standard"/>
      <text:p text:style-name="Standard">ATTENDED: All Attended</text:p>
      <text:p text:style-name="Standard"/>
      <text:p text:style-name="Standard"/>
      <text:p text:style-name="P2">DIARIES - </text:p>
      <text:p text:style-name="P2"/>
      <text:p text:style-name="P3">Everyone is expected to make their first post by next week. </text:p>
      <text:p text:style-name="P3">Referring to Task codes and specifying how long has been spent on them is crucial. This allows us to know where time is being wasted, or where not enough time is being spent.</text:p>
      <text:p text:style-name="P3"/>
      <text:p text:style-name="P3">ACTION: (ALL) Make first Blog post.</text:p>
      <text:p text:style-name="P3"/>
      <text:p text:style-name="P2"/>
      <text:p text:style-name="P2"/>
      <text:p text:style-name="P2">GIT - </text:p>
      <text:p text:style-name="P2"><text:line-break/><text:span text:style-name="T2">Everyone is expected to know how git is used. </text:span></text:p>
      <text:p text:style-name="P2"><text:line-break/><text:span text:style-name="T2">ACTION: (ALL) Understand how to <text:s/>Successfully Push and Pull things to and from Git.</text:span></text:p>
      <text:p text:style-name="P2"><text:span text:style-name="T2"/></text:p>
      <text:p text:style-name="P2">WEBSERVER - </text:p>
      <text:p text:style-name="Standard"/>
      <text:p text:style-name="Standard">ACTION: (Tom) You must figure out what our options are for the Web Server, and decide how we will be using it.</text:p>
      <text:p text:style-name="Standard"/>
      <text:p text:style-name="P2">TEST SPECIFICATION - </text:p>
      <text:p text:style-name="Standard"/>
      <text:p text:style-name="Standard">The Test specification looks good so far. </text:p>
      <text:p text:style-name="Standard">More tests on performance (Such as speed) are needed. </text:p>
      <text:p text:style-name="Standard"/>
      <text:p text:style-name="Standard">ACTION: (Andy and Sion) Finish test Specification with added tests on Performance. </text:p>
      <text:p text:style-name="Standard">ACTION: (Andy and Sion) Each user input must be tested. These must be added to Spec.</text:p>
      <text:p text:style-name="Standard">ACTION: (ALL) A Document review will be done on Tuesday 12<text:span text:style-name="T1">th</text:span> November. </text:p>
      <text:p text:style-name="Standard"/>
      <text:p text:style-name="P2">ANDROID PROGRAMMING DISCUSSION - </text:p>
      <text:p text:style-name="Standard"/>
      <text:p text:style-name="Standard">ACTION: (Louis and Declan) Eclipse can Pull and Push using an appropriate plug in. This should be installed to make life easier. A meeting should also be arranged to discuss starting the Prototype.</text:p>
      <text:p text:style-name="Standard"/>
      <text:p text:style-name="Standard">ACTION: (Louis) A Post body structure needs to be created. (IMPORTANT)</text:p>
      <text:p text:style-name="Standard"/>
      <text:p text:style-name="P2">WEB TESTS - </text:p>
      <text:p text:style-name="Standard"/>
      <text:p text:style-name="Standard">It was agreed that a Mock WebServer will be created by Louis in Python to test the Android Application. </text:p>
      <text:p text:style-name="Standard"/>
      <text:p text:style-name="Standard">ACTION: (Tom) A decision must be made on how you will be making Mock Http Posts.</text:p>
      <text:p text:style-name="Standard">ACTION: (Tom) Learn how to use PHPunit.</text:p>
      <text:p text:style-name="Standard"><text:soft-page-break/></text:p>
      <text:p text:style-name="P2">REVIEW TEAM - </text:p>
      <text:p text:style-name="Standard"/>
      <text:p text:style-name="Standard">A review team needs to be created to review later Documents.</text:p>
      <text:p text:style-name="Standard"><text:line-break/>ACTION: (Fillip) Arrange roles for Tuesday. These should be something like:</text:p>
      <text:p text:style-name="Standard">“Android Reviewer”</text:p>
      <text:p text:style-name="Standard">“Web Reviewer”</text:p>
      <text:p text:style-name="Standard">“QA Reviewer”</text:p>
      <text:p text:style-name="Standard">“Coherence Reviewer” (Is it legible?)</text:p>
      <text:p text:style-name="P2"/>
      <text:p text:style-name="P2">DESIGN SPECIFICATION - </text:p>
      <text:p text:style-name="P2"/>
      <text:p text:style-name="P3">The Design Specification needs to be written soon. A draft to be reviewed should be written as soon as possible.</text:p>
      <text:p text:style-name="P3"/>
      <text:p text:style-name="P3">ACTION: (Fillip) Roles for the Design Specification needs to be given to to members of the group. </text:p>
      <text:p text:style-name="P3">ACTION: (Louis and Declan) UML Diagrams should be considered. </text:p>
      <text:p text:style-name="P3"/>
      <text:p text:style-name="P3"/>
      <text:p text:style-name="P3"/>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lan </meta:initial-creator>
    <meta:creation-date>2013-10-25T15:19:09.17</meta:creation-date>
    <dc:date>2013-11-15T16:17:08.25</dc:date>
    <dc:creator>Declan </dc:creator>
    <meta:editing-duration>PT12M5S</meta:editing-duration>
    <meta:editing-cycles>4</meta:editing-cycles>
    <meta:generator>OpenOffice/4.0.0$Win32 OpenOffice.org_project/400m3$Build-9702</meta:generator>
    <meta:document-statistic meta:table-count="0" meta:image-count="0" meta:object-count="0" meta:page-count="2" meta:paragraph-count="37" meta:word-count="351" meta:character-count="2017"/>
  </office:meta>
</office:document-meta>
</file>